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0d5f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5e4e7" style:font-size-asian="16pt" style:font-weight-asian="normal" style:font-size-complex="16pt" style:font-weight-complex="normal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font-weight="normal" officeooo:rsid="0010d5f2" officeooo:paragraph-rsid="0010d5f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6pt" fo:font-weight="normal" officeooo:rsid="0010d5f2" officeooo:paragraph-rsid="0010d5f2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6pt" fo:font-weight="normal" officeooo:rsid="0010d5f2" officeooo:paragraph-rsid="0015e4e7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normal" officeooo:rsid="0010d5f2" officeooo:paragraph-rsid="0015e4e7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6.114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Restitui</text:span><text:tab/><text:tab/><text:tab/><text:span text:style-name="T1">Renascer Praise<text:tab/><text:tab/></text:span><text:span text:style-name="T2">[ 45 ]</text:span></text:p>
      <text:p text:style-name="P4"/>
      <text:p text:style-name="P1">Deus, poderoso, grande rei</text:p>
      <text:p text:style-name="P1">Minha vida está em tuas mãos</text:p>
      <text:p text:style-name="P1">Teu é o poder de refazer</text:p>
      <text:p text:style-name="P1">De devolver o que perdi</text:p>
      <text:p text:style-name="P1">Eu vou profetizar, a espera acabou!</text:p>
      <text:p text:style-name="P1">É hora de viver meu milagre</text:p>
      <text:p text:style-name="P1"/>
      <text:p text:style-name="P1">Não haverá mais lágrimas</text:p>
      <text:p text:style-name="P1">Só maravilha e provisão</text:p>
      <text:p text:style-name="P1">Eu cantarei o som que vem do céu</text:p>
      <text:p text:style-name="P1">Ressurreição eu viverei</text:p>
      <text:p text:style-name="P1"><draw:custom-shape text:anchor-type="paragraph" draw:z-index="0" draw:style-name="gr1" draw:text-style-name="P7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Restitui</text:p>
      <text:p text:style-name="P1">Tudo aquilo que foi consumido pela dor</text:p>
      <text:p text:style-name="P1">Traz de volta a alegria dos meus sonhos</text:p>
      <text:p text:style-name="P1">Aba pai, minha salvação.</text:p>
      <text:p text:style-name="P1"><draw:frame text:anchor-type="paragraph" draw:z-index="1" draw:style-name="gr2" draw:text-style-name="P8" svg:width="1.059cm" svg:height="0.489cm" svg:x="12.391cm" svg:y="0.199cm"><draw:text-box><text:p><text:span text:style-name="T4">3x</text:span></text:p></draw:text-box></draw:frame></text:p>
      <text:p text:style-name="P1">Restitui</text:p>
      <text:p text:style-name="P1">Não importa minha luta, eu confio em ti</text:p>
      <text:p text:style-name="P1">Deus do impossível, Deus da minha vida</text:p>
      <text:p text:style-name="P1">Sim, tu és fiel, e jamais me frustrará</text:p>
      <text:p text:style-name="P1"/>
      <text:p text:style-name="P1">Restitui a minha vida, tu és o Deus poderoso Deus</text:p>
      <text:p text:style-name="P1">Restitui a minha casa, tu és o Deus poderoso Deus</text:p>
      <text:p text:style-name="P1">Restitui minha história, tu és o Deus poderoso Deus</text:p>
      <text:p text:style-name="P1">Restitui os meus sonhos, tu és o Deus poderoso Deus</text:p>
      <text:p text:style-name="P1">Tu és o Deus poderoso grande Rei</text:p>
      <text:p text:style-name="P6"><text:span text:style-name="T3">Restitui</text:span><text:tab/><text:tab/><text:tab/><text:span text:style-name="T1">Renascer Praise<text:tab/><text:tab/></text:span><text:span text:style-name="T2">[ 45 ]</text:span></text:p>
      <text:p text:style-name="P5"/>
      <text:p text:style-name="P2">Deus, poderoso, grande rei</text:p>
      <text:p text:style-name="P2">Minha vida está em tuas mãos</text:p>
      <text:p text:style-name="P2">Teu é o poder de refazer</text:p>
      <text:p text:style-name="P2">De devolver o que perdi</text:p>
      <text:p text:style-name="P2">Eu vou profetizar, a espera acabou!</text:p>
      <text:p text:style-name="P2">É hora de viver meu milagre</text:p>
      <text:p text:style-name="P2"/>
      <text:p text:style-name="P2">Não haverá mais lágrimas</text:p>
      <text:p text:style-name="P2">Só maravilha e provisão</text:p>
      <text:p text:style-name="P2">Eu cantarei o som que vem do céu</text:p>
      <text:p text:style-name="P2">Ressurreição eu viverei</text:p>
      <text:p text:style-name="P2"><draw:custom-shape text:anchor-type="paragraph" draw:z-index="2" draw:style-name="gr1" draw:text-style-name="P7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Restitui</text:p>
      <text:p text:style-name="P2">Tudo aquilo que foi consumido pela dor</text:p>
      <text:p text:style-name="P2">Traz de volta a alegria dos meus sonhos</text:p>
      <text:p text:style-name="P2">Aba pai, minha salvação.</text:p>
      <text:p text:style-name="P2"><draw:frame text:anchor-type="paragraph" draw:z-index="3" draw:style-name="gr2" draw:text-style-name="P8" svg:width="1.059cm" svg:height="0.489cm" svg:x="12.391cm" svg:y="0.199cm"><draw:text-box><text:p><text:span text:style-name="T4">3x</text:span></text:p></draw:text-box></draw:frame></text:p>
      <text:p text:style-name="P2">Restitui</text:p>
      <text:p text:style-name="P2">Não importa minha luta, eu confio em ti</text:p>
      <text:p text:style-name="P2">Deus do impossível, Deus da minha vida</text:p>
      <text:p text:style-name="P2">Sim, tu és fiel, e jamais me frustrará</text:p>
      <text:p text:style-name="P2"/>
      <text:p text:style-name="P2">Restitui a minha vida, tu és o Deus poderoso Deus</text:p>
      <text:p text:style-name="P2">Restitui a minha casa, tu és o Deus poderoso Deus</text:p>
      <text:p text:style-name="P2">Restitui minha história, tu és o Deus poderoso Deus</text:p>
      <text:p text:style-name="P2">Restitui os meus sonhos, tu és o Deus poderoso Deus</text:p>
      <text:p text:style-name="P2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19:31:03.053314351</dc:date>
    <meta:editing-cycles>15</meta:editing-cycles>
    <meta:editing-duration>PT23M29S</meta:editing-duration>
    <meta:generator>LibreOffice/5.2.6.2$Linux_X86_64 LibreOffice_project/20m0$Build-2</meta:generator>
    <meta:document-statistic meta:table-count="0" meta:image-count="0" meta:object-count="0" meta:page-count="1" meta:paragraph-count="48" meta:word-count="296" meta:character-count="1526" meta:non-whitespace-character-count="1272"/>
  </office:meta>
</office:document-meta>
</file>